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2.818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1.547cm" svg:height="13.068cm" svg:x="8.449cm" svg:y="4.049cm">
          <draw:text-box>
            <text:p>Card Type: Diners Club (US &amp; Canada)</text:p>
            <text:p>Card Number: 5595340974449308</text:p>
            <text:p>Seed Value: 160298680</text:p>
            <text:p/>
            <text:p/>
            <text:p>Card Type: Discover Card</text:p>
            <text:p>Card Number: 6221847044587875</text:p>
            <text:p>Seed Value: 106161874</text:p>
            <text:p/>
            <text:p/>
            <text:p>Card Type: MasterCard</text:p>
            <text:p>Card Number: 5570278057168362</text:p>
            <text:p>Seed Value: 778196931</text:p>
            <text:p/>
            <text:p/>
            <text:p>Card Type: Visa</text:p>
            <text:p>Card Number: 4927951655034</text:p>
            <text:p>Seed Value: 766338460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5M7S</meta:editing-duration>
    <meta:editing-cycles>3</meta:editing-cycles>
    <meta:generator>OpenOffice.org/3.3$Win32 OpenOffice.org_project/330m20$Build-9567</meta:generator>
    <dc:date>2014-03-11T19:15:50.43</dc:date>
    <meta:document-statistic meta:object-count="24"/>
  </office:meta>
</office:document-meta>
</file>